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598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0.843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ce1"/>
        <table:table-column table:style-name="co1" table:default-cell-style-name="ce2"/>
        <table:table-column table:style-name="co10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😀</text:p>
          </table:table-cell>
          <table:table-cell office:value-type="float" office:value="128512" calcext:value-type="float">
            <text:p>128512</text:p>
          </table:table-cell>
          <table:table-cell/>
          <table:table-cell table:style-name="ce1" office:value-type="string" calcext:value-type="string">
            <text:p>💋</text:p>
          </table:table-cell>
          <table:table-cell table:style-name="ce2" office:value-type="float" office:value="128139" calcext:value-type="float">
            <text:p>128139</text:p>
          </table:table-cell>
          <table:table-cell/>
          <table:table-cell table:style-name="ce1" office:value-type="string" calcext:value-type="string">
            <text:p>🠄</text:p>
          </table:table-cell>
          <table:table-cell table:style-name="ce2" office:value-type="float" office:value="129028" calcext:value-type="float">
            <text:p>129028</text:p>
          </table:table-cell>
          <table:table-cell/>
          <table:table-cell table:style-name="ce1" office:value-type="string" calcext:value-type="string">
            <text:p>🠨</text:p>
          </table:table-cell>
          <table:table-cell table:style-name="ce2" office:value-type="float" office:value="129064" calcext:value-type="float">
            <text:p>129064</text:p>
          </table:table-cell>
          <table:table-cell/>
          <table:table-cell table:style-name="ce1" office:value-type="string" calcext:value-type="string">
            <text:p>🠬</text:p>
          </table:table-cell>
          <table:table-cell table:style-name="ce2" office:value-type="float" office:value="129068" calcext:value-type="float">
            <text:p>129068</text:p>
          </table:table-cell>
          <table:table-cell/>
          <table:table-cell table:style-name="ce1" office:value-type="string" calcext:value-type="string">
            <text:p>🠐</text:p>
          </table:table-cell>
          <table:table-cell table:style-name="ce2" office:value-type="float" office:value="129040" calcext:value-type="float">
            <text:p>129040</text:p>
          </table:table-cell>
          <table:table-cell/>
          <table:table-cell table:style-name="ce1" office:value-type="string" calcext:value-type="string">
            <text:p>🠘</text:p>
          </table:table-cell>
          <table:table-cell table:style-name="ce2" office:value-type="float" office:value="129048" calcext:value-type="float">
            <text:p>129048</text:p>
          </table:table-cell>
          <table:table-cell/>
          <table:table-cell table:style-name="ce1" office:value-type="string" calcext:value-type="string">
            <text:p>🠈</text:p>
          </table:table-cell>
          <table:table-cell table:style-name="ce2" office:value-type="float" office:value="129032" calcext:value-type="float">
            <text:p>129032</text:p>
          </table:table-cell>
          <table:table-cell/>
          <table:table-cell table:style-name="ce1" office:value-type="string" calcext:value-type="string">
            <text:p>🠴</text:p>
          </table:table-cell>
          <table:table-cell table:style-name="ce2" office:value-type="float" office:value="129076" calcext:value-type="float">
            <text:p>129076</text:p>
          </table:table-cell>
          <table:table-cell/>
          <table:table-cell table:style-name="ce1" office:value-type="string" calcext:value-type="string">
            <text:p>🠸</text:p>
          </table:table-cell>
          <table:table-cell table:style-name="ce2" office:value-type="float" office:value="129080" calcext:value-type="float">
            <text:p>129080</text:p>
          </table:table-cell>
          <table:table-cell/>
          <table:table-cell table:style-name="ce1" office:value-type="string" calcext:value-type="string">
            <text:p>🠼</text:p>
          </table:table-cell>
          <table:table-cell table:style-name="ce2" office:value-type="float" office:value="129084" calcext:value-type="float">
            <text:p>129084</text:p>
          </table:table-cell>
          <table:table-cell/>
          <table:table-cell table:style-name="ce1" office:value-type="string" calcext:value-type="string">
            <text:p>🡄</text:p>
          </table:table-cell>
          <table:table-cell table:style-name="ce2" office:value-type="float" office:value="129092" calcext:value-type="float">
            <text:p>129092</text:p>
          </table:table-cell>
          <table:table-cell/>
          <table:table-cell office:value-type="string" calcext:value-type="string">
            <text:p>🡐</text:p>
          </table:table-cell>
          <table:table-cell office:value-type="float" office:value="129104" calcext:value-type="float">
            <text:p>129104</text:p>
          </table:table-cell>
          <table:table-cell/>
          <table:table-cell table:style-name="ce1" office:value-type="string" calcext:value-type="string">
            <text:p>🢐</text:p>
          </table:table-cell>
          <table:table-cell table:style-name="ce2" office:value-type="float" office:value="129168" calcext:value-type="float">
            <text:p>129168</text:p>
          </table:table-cell>
          <table:table-cell/>
          <table:table-cell table:style-name="ce1" office:value-type="string" calcext:value-type="string">
            <text:p>🢘</text:p>
          </table:table-cell>
          <table:table-cell table:style-name="ce2" office:value-type="float" office:value="129176" calcext:value-type="float">
            <text:p>129176</text:p>
          </table:table-cell>
          <table:table-cell/>
          <table:table-cell table:style-name="ce1" office:value-type="string" calcext:value-type="string">
            <text:p>🢠</text:p>
          </table:table-cell>
          <table:table-cell table:style-name="ce2" office:value-type="float" office:value="129184" calcext:value-type="float">
            <text:p>129184</text:p>
          </table:table-cell>
        </table:table-row>
        <table:table-row table:style-name="ro1">
          <table:table-cell office:value-type="string" calcext:value-type="string">
            <text:p>😁</text:p>
          </table:table-cell>
          <table:table-cell office:value-type="float" office:value="128513" calcext:value-type="float">
            <text:p>128513</text:p>
          </table:table-cell>
          <table:table-cell/>
          <table:table-cell table:style-name="ce1" office:value-type="string" calcext:value-type="string">
            <text:p>💓</text:p>
          </table:table-cell>
          <table:table-cell table:style-name="ce2" office:value-type="float" office:value="128147" calcext:value-type="float">
            <text:p>128147</text:p>
          </table:table-cell>
          <table:table-cell/>
          <table:table-cell table:style-name="ce1" office:value-type="string" calcext:value-type="string">
            <text:p>🠅</text:p>
          </table:table-cell>
          <table:table-cell table:style-name="ce2" office:value-type="float" office:value="129029" calcext:value-type="float">
            <text:p>129029</text:p>
          </table:table-cell>
          <table:table-cell/>
          <table:table-cell table:style-name="ce1" office:value-type="string" calcext:value-type="string">
            <text:p>🠩</text:p>
          </table:table-cell>
          <table:table-cell table:style-name="ce2" office:value-type="float" office:value="129065" calcext:value-type="float">
            <text:p>129065</text:p>
          </table:table-cell>
          <table:table-cell/>
          <table:table-cell table:style-name="ce1" office:value-type="string" calcext:value-type="string">
            <text:p>🠭</text:p>
          </table:table-cell>
          <table:table-cell table:style-name="ce2" office:value-type="float" office:value="129069" calcext:value-type="float">
            <text:p>129069</text:p>
          </table:table-cell>
          <table:table-cell/>
          <table:table-cell table:style-name="ce1" office:value-type="string" calcext:value-type="string">
            <text:p>🠑</text:p>
          </table:table-cell>
          <table:table-cell table:style-name="ce2" office:value-type="float" office:value="129041" calcext:value-type="float">
            <text:p>129041</text:p>
          </table:table-cell>
          <table:table-cell/>
          <table:table-cell table:style-name="ce1" office:value-type="string" calcext:value-type="string">
            <text:p>🠙</text:p>
          </table:table-cell>
          <table:table-cell table:style-name="ce2" office:value-type="float" office:value="129049" calcext:value-type="float">
            <text:p>129049</text:p>
          </table:table-cell>
          <table:table-cell/>
          <table:table-cell table:style-name="ce1" office:value-type="string" calcext:value-type="string">
            <text:p>🠉</text:p>
          </table:table-cell>
          <table:table-cell table:style-name="ce2" office:value-type="float" office:value="129033" calcext:value-type="float">
            <text:p>129033</text:p>
          </table:table-cell>
          <table:table-cell/>
          <table:table-cell table:style-name="ce1" office:value-type="string" calcext:value-type="string">
            <text:p>🠵</text:p>
          </table:table-cell>
          <table:table-cell table:style-name="ce2" office:value-type="float" office:value="129077" calcext:value-type="float">
            <text:p>129077</text:p>
          </table:table-cell>
          <table:table-cell/>
          <table:table-cell table:style-name="ce1" office:value-type="string" calcext:value-type="string">
            <text:p>🠹</text:p>
          </table:table-cell>
          <table:table-cell table:style-name="ce2" office:value-type="float" office:value="129081" calcext:value-type="float">
            <text:p>129081</text:p>
          </table:table-cell>
          <table:table-cell/>
          <table:table-cell table:style-name="ce1" office:value-type="string" calcext:value-type="string">
            <text:p>🠽</text:p>
          </table:table-cell>
          <table:table-cell table:style-name="ce2" office:value-type="float" office:value="129085" calcext:value-type="float">
            <text:p>129085</text:p>
          </table:table-cell>
          <table:table-cell/>
          <table:table-cell table:style-name="ce1" office:value-type="string" calcext:value-type="string">
            <text:p>🡅</text:p>
          </table:table-cell>
          <table:table-cell table:style-name="ce2" office:value-type="float" office:value="129093" calcext:value-type="float">
            <text:p>129093</text:p>
          </table:table-cell>
          <table:table-cell/>
          <table:table-cell office:value-type="string" calcext:value-type="string">
            <text:p>🡑</text:p>
          </table:table-cell>
          <table:table-cell office:value-type="float" office:value="129105" calcext:value-type="float">
            <text:p>129105</text:p>
          </table:table-cell>
          <table:table-cell/>
          <table:table-cell table:style-name="ce1" office:value-type="string" calcext:value-type="string">
            <text:p>🢑</text:p>
          </table:table-cell>
          <table:table-cell table:style-name="ce2" office:value-type="float" office:value="129169" calcext:value-type="float">
            <text:p>129169</text:p>
          </table:table-cell>
          <table:table-cell/>
          <table:table-cell table:style-name="ce1" office:value-type="string" calcext:value-type="string">
            <text:p>🢙</text:p>
          </table:table-cell>
          <table:table-cell table:style-name="ce2" office:value-type="float" office:value="129177" calcext:value-type="float">
            <text:p>129177</text:p>
          </table:table-cell>
          <table:table-cell/>
          <table:table-cell table:style-name="ce1" office:value-type="string" calcext:value-type="string">
            <text:p>🢡</text:p>
          </table:table-cell>
          <table:table-cell table:style-name="ce2" office:value-type="float" office:value="129185" calcext:value-type="float">
            <text:p>129185</text:p>
          </table:table-cell>
        </table:table-row>
        <table:table-row table:style-name="ro1">
          <table:table-cell office:value-type="string" calcext:value-type="string">
            <text:p>😂</text:p>
          </table:table-cell>
          <table:table-cell office:value-type="float" office:value="128514" calcext:value-type="float">
            <text:p>128514</text:p>
          </table:table-cell>
          <table:table-cell/>
          <table:table-cell table:style-name="ce1" office:value-type="string" calcext:value-type="string">
            <text:p>💔</text:p>
          </table:table-cell>
          <table:table-cell table:style-name="ce2" office:value-type="float" office:value="128148" calcext:value-type="float">
            <text:p>128148</text:p>
          </table:table-cell>
          <table:table-cell/>
          <table:table-cell table:style-name="ce1" office:value-type="string" calcext:value-type="string">
            <text:p>🠆</text:p>
          </table:table-cell>
          <table:table-cell table:style-name="ce2" office:value-type="float" office:value="129030" calcext:value-type="float">
            <text:p>129030</text:p>
          </table:table-cell>
          <table:table-cell/>
          <table:table-cell table:style-name="ce1" office:value-type="string" calcext:value-type="string">
            <text:p>🠪</text:p>
          </table:table-cell>
          <table:table-cell table:style-name="ce2" office:value-type="float" office:value="129066" calcext:value-type="float">
            <text:p>129066</text:p>
          </table:table-cell>
          <table:table-cell/>
          <table:table-cell table:style-name="ce1" office:value-type="string" calcext:value-type="string">
            <text:p>🠮</text:p>
          </table:table-cell>
          <table:table-cell table:style-name="ce2" office:value-type="float" office:value="129070" calcext:value-type="float">
            <text:p>129070</text:p>
          </table:table-cell>
          <table:table-cell/>
          <table:table-cell table:style-name="ce1" office:value-type="string" calcext:value-type="string">
            <text:p>🠒</text:p>
          </table:table-cell>
          <table:table-cell table:style-name="ce2" office:value-type="float" office:value="129042" calcext:value-type="float">
            <text:p>129042</text:p>
          </table:table-cell>
          <table:table-cell/>
          <table:table-cell table:style-name="ce1" office:value-type="string" calcext:value-type="string">
            <text:p>🠚</text:p>
          </table:table-cell>
          <table:table-cell table:style-name="ce2" office:value-type="float" office:value="129050" calcext:value-type="float">
            <text:p>129050</text:p>
          </table:table-cell>
          <table:table-cell/>
          <table:table-cell table:style-name="ce1" office:value-type="string" calcext:value-type="string">
            <text:p>🠊</text:p>
          </table:table-cell>
          <table:table-cell table:style-name="ce2" office:value-type="float" office:value="129034" calcext:value-type="float">
            <text:p>129034</text:p>
          </table:table-cell>
          <table:table-cell/>
          <table:table-cell table:style-name="ce1" office:value-type="string" calcext:value-type="string">
            <text:p>🠶</text:p>
          </table:table-cell>
          <table:table-cell table:style-name="ce2" office:value-type="float" office:value="129078" calcext:value-type="float">
            <text:p>129078</text:p>
          </table:table-cell>
          <table:table-cell/>
          <table:table-cell table:style-name="ce1" office:value-type="string" calcext:value-type="string">
            <text:p>🠺</text:p>
          </table:table-cell>
          <table:table-cell table:style-name="ce2" office:value-type="float" office:value="129082" calcext:value-type="float">
            <text:p>129082</text:p>
          </table:table-cell>
          <table:table-cell/>
          <table:table-cell table:style-name="ce1" office:value-type="string" calcext:value-type="string">
            <text:p>🠾</text:p>
          </table:table-cell>
          <table:table-cell table:style-name="ce2" office:value-type="float" office:value="129086" calcext:value-type="float">
            <text:p>129086</text:p>
          </table:table-cell>
          <table:table-cell/>
          <table:table-cell table:style-name="ce1" office:value-type="string" calcext:value-type="string">
            <text:p>🡆</text:p>
          </table:table-cell>
          <table:table-cell table:style-name="ce2" office:value-type="float" office:value="129094" calcext:value-type="float">
            <text:p>129094</text:p>
          </table:table-cell>
          <table:table-cell/>
          <table:table-cell office:value-type="string" calcext:value-type="string">
            <text:p>🡒</text:p>
          </table:table-cell>
          <table:table-cell office:value-type="float" office:value="129106" calcext:value-type="float">
            <text:p>129106</text:p>
          </table:table-cell>
          <table:table-cell/>
          <table:table-cell table:style-name="ce1" office:value-type="string" calcext:value-type="string">
            <text:p>🢒</text:p>
          </table:table-cell>
          <table:table-cell table:style-name="ce2" office:value-type="float" office:value="129170" calcext:value-type="float">
            <text:p>129170</text:p>
          </table:table-cell>
          <table:table-cell/>
          <table:table-cell table:style-name="ce1" office:value-type="string" calcext:value-type="string">
            <text:p>🢚</text:p>
          </table:table-cell>
          <table:table-cell table:style-name="ce2" office:value-type="float" office:value="129178" calcext:value-type="float">
            <text:p>129178</text:p>
          </table:table-cell>
          <table:table-cell/>
          <table:table-cell table:style-name="ce1" office:value-type="string" calcext:value-type="string">
            <text:p>🢢</text:p>
          </table:table-cell>
          <table:table-cell table:style-name="ce2" office:value-type="float" office:value="129186" calcext:value-type="float">
            <text:p>129186</text:p>
          </table:table-cell>
        </table:table-row>
        <table:table-row table:style-name="ro1">
          <table:table-cell office:value-type="string" calcext:value-type="string">
            <text:p>😃</text:p>
          </table:table-cell>
          <table:table-cell office:value-type="float" office:value="128515" calcext:value-type="float">
            <text:p>128515</text:p>
          </table:table-cell>
          <table:table-cell/>
          <table:table-cell table:style-name="ce1" office:value-type="string" calcext:value-type="string">
            <text:p>💕</text:p>
          </table:table-cell>
          <table:table-cell table:style-name="ce2" office:value-type="float" office:value="128149" calcext:value-type="float">
            <text:p>128149</text:p>
          </table:table-cell>
          <table:table-cell/>
          <table:table-cell table:style-name="ce1" office:value-type="string" calcext:value-type="string">
            <text:p>🠇</text:p>
          </table:table-cell>
          <table:table-cell table:style-name="ce2" office:value-type="float" office:value="129031" calcext:value-type="float">
            <text:p>129031</text:p>
          </table:table-cell>
          <table:table-cell/>
          <table:table-cell table:style-name="ce1" office:value-type="string" calcext:value-type="string">
            <text:p>🠫</text:p>
          </table:table-cell>
          <table:table-cell table:style-name="ce2" office:value-type="float" office:value="129067" calcext:value-type="float">
            <text:p>129067</text:p>
          </table:table-cell>
          <table:table-cell/>
          <table:table-cell table:style-name="ce1" office:value-type="string" calcext:value-type="string">
            <text:p>🠯</text:p>
          </table:table-cell>
          <table:table-cell table:style-name="ce2" office:value-type="float" office:value="129071" calcext:value-type="float">
            <text:p>129071</text:p>
          </table:table-cell>
          <table:table-cell/>
          <table:table-cell table:style-name="ce1" office:value-type="string" calcext:value-type="string">
            <text:p>🠓</text:p>
          </table:table-cell>
          <table:table-cell table:style-name="ce2" office:value-type="float" office:value="129043" calcext:value-type="float">
            <text:p>129043</text:p>
          </table:table-cell>
          <table:table-cell/>
          <table:table-cell table:style-name="ce1" office:value-type="string" calcext:value-type="string">
            <text:p>🠛</text:p>
          </table:table-cell>
          <table:table-cell table:style-name="ce2" office:value-type="float" office:value="129051" calcext:value-type="float">
            <text:p>129051</text:p>
          </table:table-cell>
          <table:table-cell/>
          <table:table-cell table:style-name="ce1" office:value-type="string" calcext:value-type="string">
            <text:p>🠋</text:p>
          </table:table-cell>
          <table:table-cell table:style-name="ce2" office:value-type="float" office:value="129035" calcext:value-type="float">
            <text:p>129035</text:p>
          </table:table-cell>
          <table:table-cell/>
          <table:table-cell table:style-name="ce1" office:value-type="string" calcext:value-type="string">
            <text:p>🠷</text:p>
          </table:table-cell>
          <table:table-cell table:style-name="ce2" office:value-type="float" office:value="129079" calcext:value-type="float">
            <text:p>129079</text:p>
          </table:table-cell>
          <table:table-cell/>
          <table:table-cell table:style-name="ce1" office:value-type="string" calcext:value-type="string">
            <text:p>🠻</text:p>
          </table:table-cell>
          <table:table-cell table:style-name="ce2" office:value-type="float" office:value="129083" calcext:value-type="float">
            <text:p>129083</text:p>
          </table:table-cell>
          <table:table-cell/>
          <table:table-cell table:style-name="ce1" office:value-type="string" calcext:value-type="string">
            <text:p>🠿</text:p>
          </table:table-cell>
          <table:table-cell table:style-name="ce2" office:value-type="float" office:value="129087" calcext:value-type="float">
            <text:p>129087</text:p>
          </table:table-cell>
          <table:table-cell/>
          <table:table-cell table:style-name="ce1" office:value-type="string" calcext:value-type="string">
            <text:p>🡇</text:p>
          </table:table-cell>
          <table:table-cell table:style-name="ce2" office:value-type="float" office:value="129095" calcext:value-type="float">
            <text:p>129095</text:p>
          </table:table-cell>
          <table:table-cell/>
          <table:table-cell office:value-type="string" calcext:value-type="string">
            <text:p>🡓</text:p>
          </table:table-cell>
          <table:table-cell office:value-type="float" office:value="129107" calcext:value-type="float">
            <text:p>129107</text:p>
          </table:table-cell>
          <table:table-cell/>
          <table:table-cell table:style-name="ce1" office:value-type="string" calcext:value-type="string">
            <text:p>🢓</text:p>
          </table:table-cell>
          <table:table-cell table:style-name="ce2" office:value-type="float" office:value="129171" calcext:value-type="float">
            <text:p>129171</text:p>
          </table:table-cell>
          <table:table-cell/>
          <table:table-cell table:style-name="ce1" office:value-type="string" calcext:value-type="string">
            <text:p>🢛</text:p>
          </table:table-cell>
          <table:table-cell table:style-name="ce2" office:value-type="float" office:value="129179" calcext:value-type="float">
            <text:p>129179</text:p>
          </table:table-cell>
          <table:table-cell/>
          <table:table-cell table:style-name="ce1" office:value-type="string" calcext:value-type="string">
            <text:p>🢣</text:p>
          </table:table-cell>
          <table:table-cell table:style-name="ce2" office:value-type="float" office:value="129187" calcext:value-type="float">
            <text:p>129187</text:p>
          </table:table-cell>
        </table:table-row>
        <table:table-row table:style-name="ro1">
          <table:table-cell office:value-type="string" calcext:value-type="string">
            <text:p>😄</text:p>
          </table:table-cell>
          <table:table-cell office:value-type="float" office:value="128516" calcext:value-type="float">
            <text:p>128516</text:p>
          </table:table-cell>
          <table:table-cell/>
          <table:table-cell table:style-name="ce1" office:value-type="string" calcext:value-type="string">
            <text:p>💖</text:p>
          </table:table-cell>
          <table:table-cell table:style-name="ce2" office:value-type="float" office:value="128150" calcext:value-type="float">
            <text:p>128150</text:p>
          </table:table-cell>
          <table:table-cell/>
          <table:table-cell table:style-name="ce1" office:value-type="string" calcext:value-type="string">
            <text:p>🠤</text:p>
          </table:table-cell>
          <table:table-cell table:style-name="ce2" office:value-type="float" office:value="129060" calcext:value-type="float">
            <text:p>129060</text:p>
          </table:table-cell>
          <table:table-cell/>
          <table:table-cell table:style-name="ce1" office:value-type="string" calcext:value-type="string">
            <text:p>🠈</text:p>
          </table:table-cell>
          <table:table-cell table:style-name="ce2" office:value-type="float" office:value="129032" calcext:value-type="float">
            <text:p>129032</text:p>
          </table:table-cell>
          <table:table-cell/>
          <table:table-cell table:style-name="ce1" office:value-type="string" calcext:value-type="string">
            <text:p>🠰</text:p>
          </table:table-cell>
          <table:table-cell table:style-name="ce2" office:value-type="float" office:value="129072" calcext:value-type="float">
            <text:p>129072</text:p>
          </table:table-cell>
          <table:table-cell/>
          <table:table-cell table:style-name="ce1" office:value-type="string" calcext:value-type="string">
            <text:p>🠔</text:p>
          </table:table-cell>
          <table:table-cell table:style-name="ce2" office:value-type="float" office:value="129044" calcext:value-type="float">
            <text:p>129044</text:p>
          </table:table-cell>
          <table:table-cell table:number-columns-repeated="4"/>
          <table:table-cell table:style-name="ce1" office:value-type="string" calcext:value-type="string">
            <text:p>🠜</text:p>
          </table:table-cell>
          <table:table-cell table:style-name="ce2" office:value-type="float" office:value="129052" calcext:value-type="float">
            <text:p>129052</text:p>
          </table:table-cell>
          <table:table-cell table:number-columns-repeated="7"/>
          <table:table-cell table:style-name="ce1" office:value-type="string" calcext:value-type="string">
            <text:p>🡀</text:p>
          </table:table-cell>
          <table:table-cell table:style-name="ce2" office:value-type="float" office:value="129088" calcext:value-type="float">
            <text:p>129088</text:p>
          </table:table-cell>
          <table:table-cell table:number-columns-repeated="4"/>
          <table:table-cell office:value-type="string" calcext:value-type="string">
            <text:p>🡔</text:p>
          </table:table-cell>
          <table:table-cell office:value-type="float" office:value="129108" calcext:value-type="float">
            <text:p>129108</text:p>
          </table:table-cell>
          <table:table-cell/>
          <table:table-cell table:style-name="ce1" office:value-type="string" calcext:value-type="string">
            <text:p>🢔</text:p>
          </table:table-cell>
          <table:table-cell table:style-name="ce2" office:value-type="float" office:value="129172" calcext:value-type="float">
            <text:p>129172</text:p>
          </table:table-cell>
          <table:table-cell/>
          <table:table-cell table:style-name="ce1" office:value-type="string" calcext:value-type="string">
            <text:p>🢜</text:p>
          </table:table-cell>
          <table:table-cell table:style-name="ce2" office:value-type="float" office:value="129180" calcext:value-type="float">
            <text:p>129180</text:p>
          </table:table-cell>
          <table:table-cell/>
          <table:table-cell table:style-name="ce1" office:value-type="string" calcext:value-type="string">
            <text:p>🢤</text:p>
          </table:table-cell>
          <table:table-cell table:style-name="ce2" office:value-type="float" office:value="129188" calcext:value-type="float">
            <text:p>129188</text:p>
          </table:table-cell>
        </table:table-row>
        <table:table-row table:style-name="ro1">
          <table:table-cell office:value-type="string" calcext:value-type="string">
            <text:p>😅</text:p>
          </table:table-cell>
          <table:table-cell office:value-type="float" office:value="128517" calcext:value-type="float">
            <text:p>128517</text:p>
          </table:table-cell>
          <table:table-cell/>
          <table:table-cell table:style-name="ce1" office:value-type="string" calcext:value-type="string">
            <text:p>💗</text:p>
          </table:table-cell>
          <table:table-cell table:style-name="ce2" office:value-type="float" office:value="128151" calcext:value-type="float">
            <text:p>128151</text:p>
          </table:table-cell>
          <table:table-cell/>
          <table:table-cell table:style-name="ce1" office:value-type="string" calcext:value-type="string">
            <text:p>🠥</text:p>
          </table:table-cell>
          <table:table-cell table:style-name="ce2" office:value-type="float" office:value="129061" calcext:value-type="float">
            <text:p>129061</text:p>
          </table:table-cell>
          <table:table-cell/>
          <table:table-cell table:style-name="ce1" office:value-type="string" calcext:value-type="string">
            <text:p>🠉</text:p>
          </table:table-cell>
          <table:table-cell table:style-name="ce2" office:value-type="float" office:value="129033" calcext:value-type="float">
            <text:p>129033</text:p>
          </table:table-cell>
          <table:table-cell/>
          <table:table-cell table:style-name="ce1" office:value-type="string" calcext:value-type="string">
            <text:p>🠱</text:p>
          </table:table-cell>
          <table:table-cell table:style-name="ce2" office:value-type="float" office:value="129073" calcext:value-type="float">
            <text:p>129073</text:p>
          </table:table-cell>
          <table:table-cell/>
          <table:table-cell table:style-name="ce1" office:value-type="string" calcext:value-type="string">
            <text:p>🠕</text:p>
          </table:table-cell>
          <table:table-cell table:style-name="ce2" office:value-type="float" office:value="129045" calcext:value-type="float">
            <text:p>129045</text:p>
          </table:table-cell>
          <table:table-cell table:number-columns-repeated="4"/>
          <table:table-cell table:style-name="ce1" office:value-type="string" calcext:value-type="string">
            <text:p>🠝</text:p>
          </table:table-cell>
          <table:table-cell table:style-name="ce2" office:value-type="float" office:value="129053" calcext:value-type="float">
            <text:p>129053</text:p>
          </table:table-cell>
          <table:table-cell table:number-columns-repeated="7"/>
          <table:table-cell table:style-name="ce1" office:value-type="string" calcext:value-type="string">
            <text:p>🡁</text:p>
          </table:table-cell>
          <table:table-cell table:style-name="ce2" office:value-type="float" office:value="129089" calcext:value-type="float">
            <text:p>129089</text:p>
          </table:table-cell>
          <table:table-cell table:number-columns-repeated="4"/>
          <table:table-cell office:value-type="string" calcext:value-type="string">
            <text:p>🡕</text:p>
          </table:table-cell>
          <table:table-cell office:value-type="float" office:value="129109" calcext:value-type="float">
            <text:p>129109</text:p>
          </table:table-cell>
          <table:table-cell/>
          <table:table-cell table:style-name="ce1" office:value-type="string" calcext:value-type="string">
            <text:p>🢕</text:p>
          </table:table-cell>
          <table:table-cell table:style-name="ce2" office:value-type="float" office:value="129173" calcext:value-type="float">
            <text:p>129173</text:p>
          </table:table-cell>
          <table:table-cell/>
          <table:table-cell table:style-name="ce1" office:value-type="string" calcext:value-type="string">
            <text:p>🢝</text:p>
          </table:table-cell>
          <table:table-cell table:style-name="ce2" office:value-type="float" office:value="129181" calcext:value-type="float">
            <text:p>129181</text:p>
          </table:table-cell>
          <table:table-cell/>
          <table:table-cell table:style-name="ce1" office:value-type="string" calcext:value-type="string">
            <text:p>🢥</text:p>
          </table:table-cell>
          <table:table-cell table:style-name="ce2" office:value-type="float" office:value="129189" calcext:value-type="float">
            <text:p>129189</text:p>
          </table:table-cell>
        </table:table-row>
        <table:table-row table:style-name="ro1">
          <table:table-cell office:value-type="string" calcext:value-type="string">
            <text:p>😆</text:p>
          </table:table-cell>
          <table:table-cell office:value-type="float" office:value="128518" calcext:value-type="float">
            <text:p>128518</text:p>
          </table:table-cell>
          <table:table-cell/>
          <table:table-cell table:style-name="ce1" office:value-type="string" calcext:value-type="string">
            <text:p>💘</text:p>
          </table:table-cell>
          <table:table-cell table:style-name="ce2" office:value-type="float" office:value="128152" calcext:value-type="float">
            <text:p>128152</text:p>
          </table:table-cell>
          <table:table-cell/>
          <table:table-cell table:style-name="ce1" office:value-type="string" calcext:value-type="string">
            <text:p>🠦</text:p>
          </table:table-cell>
          <table:table-cell table:style-name="ce2" office:value-type="float" office:value="129062" calcext:value-type="float">
            <text:p>129062</text:p>
          </table:table-cell>
          <table:table-cell/>
          <table:table-cell table:style-name="ce1" office:value-type="string" calcext:value-type="string">
            <text:p>🠊</text:p>
          </table:table-cell>
          <table:table-cell table:style-name="ce2" office:value-type="float" office:value="129034" calcext:value-type="float">
            <text:p>129034</text:p>
          </table:table-cell>
          <table:table-cell/>
          <table:table-cell table:style-name="ce1" office:value-type="string" calcext:value-type="string">
            <text:p>🠲</text:p>
          </table:table-cell>
          <table:table-cell table:style-name="ce2" office:value-type="float" office:value="129074" calcext:value-type="float">
            <text:p>129074</text:p>
          </table:table-cell>
          <table:table-cell/>
          <table:table-cell table:style-name="ce1" office:value-type="string" calcext:value-type="string">
            <text:p>🠖</text:p>
          </table:table-cell>
          <table:table-cell table:style-name="ce2" office:value-type="float" office:value="129046" calcext:value-type="float">
            <text:p>129046</text:p>
          </table:table-cell>
          <table:table-cell table:number-columns-repeated="4"/>
          <table:table-cell table:style-name="ce1" office:value-type="string" calcext:value-type="string">
            <text:p>🠞</text:p>
          </table:table-cell>
          <table:table-cell table:style-name="ce2" office:value-type="float" office:value="129054" calcext:value-type="float">
            <text:p>129054</text:p>
          </table:table-cell>
          <table:table-cell table:number-columns-repeated="7"/>
          <table:table-cell table:style-name="ce1" office:value-type="string" calcext:value-type="string">
            <text:p>🡂</text:p>
          </table:table-cell>
          <table:table-cell table:style-name="ce2" office:value-type="float" office:value="129090" calcext:value-type="float">
            <text:p>129090</text:p>
          </table:table-cell>
          <table:table-cell table:number-columns-repeated="4"/>
          <table:table-cell office:value-type="string" calcext:value-type="string">
            <text:p>🡖</text:p>
          </table:table-cell>
          <table:table-cell office:value-type="float" office:value="129110" calcext:value-type="float">
            <text:p>129110</text:p>
          </table:table-cell>
          <table:table-cell/>
          <table:table-cell table:style-name="ce1" office:value-type="string" calcext:value-type="string">
            <text:p>🢖</text:p>
          </table:table-cell>
          <table:table-cell table:style-name="ce2" office:value-type="float" office:value="129174" calcext:value-type="float">
            <text:p>129174</text:p>
          </table:table-cell>
          <table:table-cell/>
          <table:table-cell table:style-name="ce1" office:value-type="string" calcext:value-type="string">
            <text:p>🢞</text:p>
          </table:table-cell>
          <table:table-cell table:style-name="ce2" office:value-type="float" office:value="129182" calcext:value-type="float">
            <text:p>129182</text:p>
          </table:table-cell>
          <table:table-cell/>
          <table:table-cell table:style-name="ce1" office:value-type="string" calcext:value-type="string">
            <text:p>🢦</text:p>
          </table:table-cell>
          <table:table-cell table:style-name="ce2" office:value-type="float" office:value="129190" calcext:value-type="float">
            <text:p>129190</text:p>
          </table:table-cell>
        </table:table-row>
        <table:table-row table:style-name="ro1">
          <table:table-cell office:value-type="string" calcext:value-type="string">
            <text:p>😇</text:p>
          </table:table-cell>
          <table:table-cell office:value-type="float" office:value="128519" calcext:value-type="float">
            <text:p>128519</text:p>
          </table:table-cell>
          <table:table-cell/>
          <table:table-cell table:style-name="ce1" office:value-type="string" calcext:value-type="string">
            <text:p>💙</text:p>
          </table:table-cell>
          <table:table-cell table:style-name="ce2" office:value-type="float" office:value="128153" calcext:value-type="float">
            <text:p>128153</text:p>
          </table:table-cell>
          <table:table-cell/>
          <table:table-cell table:style-name="ce1" office:value-type="string" calcext:value-type="string">
            <text:p>🠧</text:p>
          </table:table-cell>
          <table:table-cell table:style-name="ce2" office:value-type="float" office:value="129063" calcext:value-type="float">
            <text:p>129063</text:p>
          </table:table-cell>
          <table:table-cell/>
          <table:table-cell table:style-name="ce1" office:value-type="string" calcext:value-type="string">
            <text:p>🠋</text:p>
          </table:table-cell>
          <table:table-cell table:style-name="ce2" office:value-type="float" office:value="129035" calcext:value-type="float">
            <text:p>129035</text:p>
          </table:table-cell>
          <table:table-cell/>
          <table:table-cell table:style-name="ce1" office:value-type="string" calcext:value-type="string">
            <text:p>🠳</text:p>
          </table:table-cell>
          <table:table-cell table:style-name="ce2" office:value-type="float" office:value="129075" calcext:value-type="float">
            <text:p>129075</text:p>
          </table:table-cell>
          <table:table-cell/>
          <table:table-cell table:style-name="ce1" office:value-type="string" calcext:value-type="string">
            <text:p>🠗</text:p>
          </table:table-cell>
          <table:table-cell table:style-name="ce2" office:value-type="float" office:value="129047" calcext:value-type="float">
            <text:p>129047</text:p>
          </table:table-cell>
          <table:table-cell table:number-columns-repeated="4"/>
          <table:table-cell table:style-name="ce1" office:value-type="string" calcext:value-type="string">
            <text:p>🠟</text:p>
          </table:table-cell>
          <table:table-cell table:style-name="ce2" office:value-type="float" office:value="129055" calcext:value-type="float">
            <text:p>129055</text:p>
          </table:table-cell>
          <table:table-cell table:number-columns-repeated="7"/>
          <table:table-cell table:style-name="ce1" office:value-type="string" calcext:value-type="string">
            <text:p>🡃</text:p>
          </table:table-cell>
          <table:table-cell table:style-name="ce2" office:value-type="float" office:value="129091" calcext:value-type="float">
            <text:p>129091</text:p>
          </table:table-cell>
          <table:table-cell table:number-columns-repeated="4"/>
          <table:table-cell office:value-type="string" calcext:value-type="string">
            <text:p>🡗</text:p>
          </table:table-cell>
          <table:table-cell office:value-type="float" office:value="129111" calcext:value-type="float">
            <text:p>129111</text:p>
          </table:table-cell>
          <table:table-cell/>
          <table:table-cell table:style-name="ce1" office:value-type="string" calcext:value-type="string">
            <text:p>🢗</text:p>
          </table:table-cell>
          <table:table-cell table:style-name="ce2" office:value-type="float" office:value="129175" calcext:value-type="float">
            <text:p>129175</text:p>
          </table:table-cell>
          <table:table-cell/>
          <table:table-cell table:style-name="ce1" office:value-type="string" calcext:value-type="string">
            <text:p>🢟</text:p>
          </table:table-cell>
          <table:table-cell table:style-name="ce2" office:value-type="float" office:value="129183" calcext:value-type="float">
            <text:p>129183</text:p>
          </table:table-cell>
          <table:table-cell/>
          <table:table-cell table:style-name="ce1" office:value-type="string" calcext:value-type="string">
            <text:p>🢧</text:p>
          </table:table-cell>
          <table:table-cell table:style-name="ce2" office:value-type="float" office:value="129191" calcext:value-type="float">
            <text:p>129191</text:p>
          </table:table-cell>
        </table:table-row>
        <table:table-row table:style-name="ro1">
          <table:table-cell office:value-type="string" calcext:value-type="string">
            <text:p>😈</text:p>
          </table:table-cell>
          <table:table-cell office:value-type="float" office:value="128520" calcext:value-type="float">
            <text:p>128520</text:p>
          </table:table-cell>
          <table:table-cell/>
          <table:table-cell table:style-name="ce1" office:value-type="string" calcext:value-type="string">
            <text:p>💚</text:p>
          </table:table-cell>
          <table:table-cell table:style-name="ce2" office:value-type="float" office:value="128154" calcext:value-type="float">
            <text:p>128154</text:p>
          </table:table-cell>
          <table:table-cell/>
          <table:table-cell table:style-name="ce1" office:value-type="string" calcext:value-type="string">
            <text:p>🖗</text:p>
          </table:table-cell>
          <table:table-cell table:style-name="ce2" office:value-type="float" office:value="128407" calcext:value-type="float">
            <text:p>128407</text:p>
          </table:table-cell>
          <table:table-cell table:number-columns-repeated="7"/>
          <table:table-cell table:style-name="ce1" office:value-type="string" calcext:value-type="string">
            <text:p>🠠</text:p>
          </table:table-cell>
          <table:table-cell table:style-name="ce2" office:value-type="float" office:value="129056" calcext:value-type="float">
            <text:p>129056</text:p>
          </table:table-cell>
          <table:table-cell table:number-columns-repeated="19"/>
          <table:table-cell office:value-type="string" calcext:value-type="string">
            <text:p>🡘</text:p>
          </table:table-cell>
          <table:table-cell office:value-type="float" office:value="129112" calcext:value-type="float">
            <text:p>129112</text:p>
          </table:table-cell>
          <table:table-cell table:number-columns-repeated="7"/>
          <table:table-cell table:style-name="ce1" office:value-type="string" calcext:value-type="string">
            <text:p>🢨</text:p>
          </table:table-cell>
          <table:table-cell table:style-name="ce2" office:value-type="float" office:value="129192" calcext:value-type="float">
            <text:p>129192</text:p>
          </table:table-cell>
        </table:table-row>
        <table:table-row table:style-name="ro1">
          <table:table-cell office:value-type="string" calcext:value-type="string">
            <text:p>😉</text:p>
          </table:table-cell>
          <table:table-cell office:value-type="float" office:value="128521" calcext:value-type="float">
            <text:p>128521</text:p>
          </table:table-cell>
          <table:table-cell/>
          <table:table-cell table:style-name="ce1" office:value-type="string" calcext:value-type="string">
            <text:p>💛</text:p>
          </table:table-cell>
          <table:table-cell table:style-name="ce2" office:value-type="float" office:value="128155" calcext:value-type="float">
            <text:p>128155</text:p>
          </table:table-cell>
          <table:table-cell/>
          <table:table-cell table:style-name="ce1" office:value-type="string" calcext:value-type="string">
            <text:p>🖘</text:p>
          </table:table-cell>
          <table:table-cell table:style-name="ce2" office:value-type="float" office:value="128408" calcext:value-type="float">
            <text:p>128408</text:p>
          </table:table-cell>
          <table:table-cell table:number-columns-repeated="7"/>
          <table:table-cell table:style-name="ce1" office:value-type="string" calcext:value-type="string">
            <text:p>🠡</text:p>
          </table:table-cell>
          <table:table-cell table:style-name="ce2" office:value-type="float" office:value="129057" calcext:value-type="float">
            <text:p>129057</text:p>
          </table:table-cell>
          <table:table-cell table:number-columns-repeated="19"/>
          <table:table-cell office:value-type="string" calcext:value-type="string">
            <text:p>🡙</text:p>
          </table:table-cell>
          <table:table-cell office:value-type="float" office:value="129113" calcext:value-type="float">
            <text:p>129113</text:p>
          </table:table-cell>
          <table:table-cell table:number-columns-repeated="7"/>
          <table:table-cell table:style-name="ce1" office:value-type="string" calcext:value-type="string">
            <text:p>🢩</text:p>
          </table:table-cell>
          <table:table-cell table:style-name="ce2" office:value-type="float" office:value="129193" calcext:value-type="float">
            <text:p>129193</text:p>
          </table:table-cell>
        </table:table-row>
        <table:table-row table:style-name="ro1">
          <table:table-cell office:value-type="string" calcext:value-type="string">
            <text:p>😊</text:p>
          </table:table-cell>
          <table:table-cell office:value-type="float" office:value="128522" calcext:value-type="float">
            <text:p>128522</text:p>
          </table:table-cell>
          <table:table-cell/>
          <table:table-cell table:style-name="ce1" office:value-type="string" calcext:value-type="string">
            <text:p>💜</text:p>
          </table:table-cell>
          <table:table-cell table:style-name="ce2" office:value-type="float" office:value="128156" calcext:value-type="float">
            <text:p>128156</text:p>
          </table:table-cell>
          <table:table-cell/>
          <table:table-cell table:style-name="ce1" office:value-type="string" calcext:value-type="string">
            <text:p>🖙</text:p>
          </table:table-cell>
          <table:table-cell table:style-name="ce2" office:value-type="float" office:value="128409" calcext:value-type="float">
            <text:p>128409</text:p>
          </table:table-cell>
          <table:table-cell table:number-columns-repeated="7"/>
          <table:table-cell table:style-name="ce1" office:value-type="string" calcext:value-type="string">
            <text:p>🠢</text:p>
          </table:table-cell>
          <table:table-cell table:style-name="ce2" office:value-type="float" office:value="129058" calcext:value-type="float">
            <text:p>129058</text:p>
          </table:table-cell>
          <table:table-cell table:number-columns-repeated="19"/>
          <table:table-cell office:value-type="string" calcext:value-type="string">
            <text:p>🡠</text:p>
          </table:table-cell>
          <table:table-cell office:value-type="float" office:value="129120" calcext:value-type="float">
            <text:p>129120</text:p>
          </table:table-cell>
          <table:table-cell table:number-columns-repeated="7"/>
          <table:table-cell table:style-name="ce1" office:value-type="string" calcext:value-type="string">
            <text:p>🢪</text:p>
          </table:table-cell>
          <table:table-cell table:style-name="ce2" office:value-type="float" office:value="129194" calcext:value-type="float">
            <text:p>129194</text:p>
          </table:table-cell>
        </table:table-row>
        <table:table-row table:style-name="ro1">
          <table:table-cell office:value-type="string" calcext:value-type="string">
            <text:p>😋</text:p>
          </table:table-cell>
          <table:table-cell office:value-type="float" office:value="128523" calcext:value-type="float">
            <text:p>128523</text:p>
          </table:table-cell>
          <table:table-cell/>
          <table:table-cell table:style-name="ce1" office:value-type="string" calcext:value-type="string">
            <text:p>🤍</text:p>
          </table:table-cell>
          <table:table-cell table:style-name="ce2" office:value-type="float" office:value="129293" calcext:value-type="float">
            <text:p>129293</text:p>
          </table:table-cell>
          <table:table-cell/>
          <table:table-cell table:style-name="ce1" office:value-type="string" calcext:value-type="string">
            <text:p>🖚</text:p>
          </table:table-cell>
          <table:table-cell table:style-name="ce2" office:value-type="float" office:value="128410" calcext:value-type="float">
            <text:p>128410</text:p>
          </table:table-cell>
          <table:table-cell table:number-columns-repeated="7"/>
          <table:table-cell table:style-name="ce1" office:value-type="string" calcext:value-type="string">
            <text:p>🠣</text:p>
          </table:table-cell>
          <table:table-cell table:style-name="ce2" office:value-type="float" office:value="129059" calcext:value-type="float">
            <text:p>129059</text:p>
          </table:table-cell>
          <table:table-cell table:number-columns-repeated="19"/>
          <table:table-cell office:value-type="string" calcext:value-type="string">
            <text:p>🡡</text:p>
          </table:table-cell>
          <table:table-cell office:value-type="float" office:value="129121" calcext:value-type="float">
            <text:p>129121</text:p>
          </table:table-cell>
          <table:table-cell table:number-columns-repeated="7"/>
          <table:table-cell table:style-name="ce1" office:value-type="string" calcext:value-type="string">
            <text:p>🢫</text:p>
          </table:table-cell>
          <table:table-cell table:style-name="ce2" office:value-type="float" office:value="129195" calcext:value-type="float">
            <text:p>129195</text:p>
          </table:table-cell>
        </table:table-row>
        <table:table-row table:style-name="ro1">
          <table:table-cell office:value-type="string" calcext:value-type="string">
            <text:p>😌</text:p>
          </table:table-cell>
          <table:table-cell office:value-type="float" office:value="128524" calcext:value-type="float">
            <text:p>128524</text:p>
          </table:table-cell>
          <table:table-cell/>
          <table:table-cell table:style-name="ce1" office:value-type="string" calcext:value-type="string">
            <text:p>🧡</text:p>
          </table:table-cell>
          <table:table-cell table:style-name="ce2" office:value-type="float" office:value="129505" calcext:value-type="float">
            <text:p>129505</text:p>
          </table:table-cell>
          <table:table-cell/>
          <table:table-cell table:style-name="ce1" office:value-type="string" calcext:value-type="string">
            <text:p>🖛</text:p>
          </table:table-cell>
          <table:table-cell table:style-name="ce2" office:value-type="float" office:value="128411" calcext:value-type="float">
            <text:p>128411</text:p>
          </table:table-cell>
          <table:table-cell table:number-columns-repeated="28"/>
          <table:table-cell office:value-type="string" calcext:value-type="string">
            <text:p>🡢</text:p>
          </table:table-cell>
          <table:table-cell office:value-type="float" office:value="129122" calcext:value-type="float">
            <text:p>129122</text:p>
          </table:table-cell>
          <table:table-cell table:number-columns-repeated="7"/>
          <table:table-cell table:style-name="ce1" office:value-type="string" calcext:value-type="string">
            <text:p>🢬</text:p>
          </table:table-cell>
          <table:table-cell table:style-name="ce2" office:value-type="float" office:value="129196" calcext:value-type="float">
            <text:p>129196</text:p>
          </table:table-cell>
        </table:table-row>
        <table:table-row table:style-name="ro1">
          <table:table-cell office:value-type="string" calcext:value-type="string">
            <text:p>😍</text:p>
          </table:table-cell>
          <table:table-cell office:value-type="float" office:value="128525" calcext:value-type="float">
            <text:p>128525</text:p>
          </table:table-cell>
          <table:table-cell/>
          <table:table-cell table:style-name="ce1" office:value-type="string" calcext:value-type="string">
            <text:p>🖤</text:p>
          </table:table-cell>
          <table:table-cell table:style-name="ce2" office:value-type="float" office:value="128420" calcext:value-type="float">
            <text:p>128420</text:p>
          </table:table-cell>
          <table:table-cell/>
          <table:table-cell table:style-name="ce1" office:value-type="string" calcext:value-type="string">
            <text:p>🖜</text:p>
          </table:table-cell>
          <table:table-cell table:style-name="ce2" office:value-type="float" office:value="128412" calcext:value-type="float">
            <text:p>128412</text:p>
          </table:table-cell>
          <table:table-cell table:number-columns-repeated="28"/>
          <table:table-cell office:value-type="string" calcext:value-type="string">
            <text:p>🡣</text:p>
          </table:table-cell>
          <table:table-cell office:value-type="float" office:value="129123" calcext:value-type="float">
            <text:p>129123</text:p>
          </table:table-cell>
          <table:table-cell table:number-columns-repeated="7"/>
          <table:table-cell table:style-name="ce1" office:value-type="string" calcext:value-type="string">
            <text:p>🢭</text:p>
          </table:table-cell>
          <table:table-cell table:style-name="ce2" office:value-type="float" office:value="129197" calcext:value-type="float">
            <text:p>129197</text:p>
          </table:table-cell>
        </table:table-row>
        <table:table-row table:style-name="ro1">
          <table:table-cell office:value-type="string" calcext:value-type="string">
            <text:p>😎</text:p>
          </table:table-cell>
          <table:table-cell office:value-type="float" office:value="128526" calcext:value-type="float">
            <text:p>128526</text:p>
          </table:table-cell>
          <table:table-cell/>
          <table:table-cell table:style-name="ce1" office:value-type="string" calcext:value-type="string">
            <text:p>💝</text:p>
          </table:table-cell>
          <table:table-cell table:style-name="ce2" office:value-type="float" office:value="128157" calcext:value-type="float">
            <text:p>128157</text:p>
          </table:table-cell>
          <table:table-cell/>
          <table:table-cell table:style-name="ce1" office:value-type="string" calcext:value-type="string">
            <text:p>🖝</text:p>
          </table:table-cell>
          <table:table-cell table:style-name="ce2" office:value-type="float" office:value="128413" calcext:value-type="float">
            <text:p>128413</text:p>
          </table:table-cell>
          <table:table-cell table:number-columns-repeated="28"/>
          <table:table-cell office:value-type="string" calcext:value-type="string">
            <text:p>🡤</text:p>
          </table:table-cell>
          <table:table-cell office:value-type="float" office:value="129124" calcext:value-type="float">
            <text:p>129124</text:p>
          </table:table-cell>
          <table:table-cell table:number-columns-repeated="7"/>
          <table:table-cell table:style-name="ce1" office:value-type="string" calcext:value-type="string">
            <text:p>🢰</text:p>
          </table:table-cell>
          <table:table-cell table:style-name="ce2" office:value-type="float" office:value="129200" calcext:value-type="float">
            <text:p>129200</text:p>
          </table:table-cell>
        </table:table-row>
        <table:table-row table:style-name="ro1">
          <table:table-cell office:value-type="string" calcext:value-type="string">
            <text:p>😏</text:p>
          </table:table-cell>
          <table:table-cell office:value-type="float" office:value="128527" calcext:value-type="float">
            <text:p>128527</text:p>
          </table:table-cell>
          <table:table-cell/>
          <table:table-cell table:style-name="ce1" office:value-type="string" calcext:value-type="string">
            <text:p>💞</text:p>
          </table:table-cell>
          <table:table-cell table:style-name="ce2" office:value-type="float" office:value="128158" calcext:value-type="float">
            <text:p>128158</text:p>
          </table:table-cell>
          <table:table-cell/>
          <table:table-cell table:style-name="ce1" office:value-type="string" calcext:value-type="string">
            <text:p>🖞</text:p>
          </table:table-cell>
          <table:table-cell table:style-name="ce2" office:value-type="float" office:value="128414" calcext:value-type="float">
            <text:p>128414</text:p>
          </table:table-cell>
          <table:table-cell table:number-columns-repeated="28"/>
          <table:table-cell office:value-type="string" calcext:value-type="string">
            <text:p>🡥</text:p>
          </table:table-cell>
          <table:table-cell office:value-type="float" office:value="129125" calcext:value-type="float">
            <text:p>129125</text:p>
          </table:table-cell>
          <table:table-cell table:number-columns-repeated="7"/>
          <table:table-cell table:style-name="ce1" office:value-type="string" calcext:value-type="string">
            <text:p>🢱</text:p>
          </table:table-cell>
          <table:table-cell table:style-name="ce2" office:value-type="float" office:value="129201" calcext:value-type="float">
            <text:p>129201</text:p>
          </table:table-cell>
        </table:table-row>
        <table:table-row table:style-name="ro1">
          <table:table-cell office:value-type="string" calcext:value-type="string">
            <text:p>😐</text:p>
          </table:table-cell>
          <table:table-cell office:value-type="float" office:value="128528" calcext:value-type="float">
            <text:p>128528</text:p>
          </table:table-cell>
          <table:table-cell/>
          <table:table-cell table:style-name="ce1" office:value-type="string" calcext:value-type="string">
            <text:p>📛</text:p>
          </table:table-cell>
          <table:table-cell table:style-name="ce2" office:value-type="float" office:value="128219" calcext:value-type="float">
            <text:p>128219</text:p>
          </table:table-cell>
          <table:table-cell/>
          <table:table-cell table:style-name="ce1" office:value-type="string" calcext:value-type="string">
            <text:p>🖟</text:p>
          </table:table-cell>
          <table:table-cell table:style-name="ce2" office:value-type="float" office:value="128415" calcext:value-type="float">
            <text:p>128415</text:p>
          </table:table-cell>
          <table:table-cell table:number-columns-repeated="28"/>
          <table:table-cell office:value-type="string" calcext:value-type="string">
            <text:p>🡦</text:p>
          </table:table-cell>
          <table:table-cell office:value-type="float" office:value="129126" calcext:value-type="float">
            <text:p>129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😑</text:p>
          </table:table-cell>
          <table:table-cell office:value-type="float" office:value="128529" calcext:value-type="float">
            <text:p>128529</text:p>
          </table:table-cell>
          <table:table-cell/>
          <table:table-cell table:style-name="ce1" office:value-type="string" calcext:value-type="string">
            <text:p>💟</text:p>
          </table:table-cell>
          <table:table-cell table:style-name="ce2" office:value-type="float" office:value="128159" calcext:value-type="float">
            <text:p>128159</text:p>
          </table:table-cell>
          <table:table-cell/>
          <table:table-cell table:style-name="ce1" office:value-type="string" calcext:value-type="string">
            <text:p>🖠</text:p>
          </table:table-cell>
          <table:table-cell table:style-name="ce2" office:value-type="float" office:value="128416" calcext:value-type="float">
            <text:p>128416</text:p>
          </table:table-cell>
          <table:table-cell table:number-columns-repeated="28"/>
          <table:table-cell office:value-type="string" calcext:value-type="string">
            <text:p>🡧</text:p>
          </table:table-cell>
          <table:table-cell office:value-type="float" office:value="129127" calcext:value-type="float">
            <text:p>129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😒</text:p>
          </table:table-cell>
          <table:table-cell office:value-type="float" office:value="128530" calcext:value-type="float">
            <text:p>128530</text:p>
          </table:table-cell>
          <table:table-cell/>
          <table:table-cell table:style-name="ce1" office:value-type="string" calcext:value-type="string">
            <text:p>🚫</text:p>
          </table:table-cell>
          <table:table-cell table:style-name="ce2" office:value-type="float" office:value="128683" calcext:value-type="float">
            <text:p>128683</text:p>
          </table:table-cell>
          <table:table-cell/>
          <table:table-cell table:style-name="ce1" office:value-type="string" calcext:value-type="string">
            <text:p>🖡</text:p>
          </table:table-cell>
          <table:table-cell table:style-name="ce2" office:value-type="float" office:value="128417" calcext:value-type="float">
            <text:p>128417</text:p>
          </table:table-cell>
          <table:table-cell table:number-columns-repeated="28"/>
          <table:table-cell office:value-type="string" calcext:value-type="string">
            <text:p>🡨</text:p>
          </table:table-cell>
          <table:table-cell office:value-type="float" office:value="129128" calcext:value-type="float">
            <text:p>129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😓</text:p>
          </table:table-cell>
          <table:table-cell office:value-type="float" office:value="128531" calcext:value-type="float">
            <text:p>128531</text:p>
          </table:table-cell>
          <table:table-cell/>
          <table:table-cell table:style-name="ce1" office:value-type="string" calcext:value-type="string">
            <text:p>🛑</text:p>
          </table:table-cell>
          <table:table-cell table:style-name="ce2" office:value-type="float" office:value="128721" calcext:value-type="float">
            <text:p>128721</text:p>
          </table:table-cell>
          <table:table-cell/>
          <table:table-cell table:style-name="ce1" office:value-type="string" calcext:value-type="string">
            <text:p>🖢</text:p>
          </table:table-cell>
          <table:table-cell table:style-name="ce2" office:value-type="float" office:value="128418" calcext:value-type="float">
            <text:p>128418</text:p>
          </table:table-cell>
          <table:table-cell table:number-columns-repeated="28"/>
          <table:table-cell office:value-type="string" calcext:value-type="string">
            <text:p>🡩</text:p>
          </table:table-cell>
          <table:table-cell office:value-type="float" office:value="129129" calcext:value-type="float">
            <text:p>129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😔</text:p>
          </table:table-cell>
          <table:table-cell office:value-type="float" office:value="128532" calcext:value-type="float">
            <text:p>128532</text:p>
          </table:table-cell>
          <table:table-cell/>
          <table:table-cell table:style-name="ce1" office:value-type="string" calcext:value-type="string">
            <text:p>🟠</text:p>
          </table:table-cell>
          <table:table-cell table:style-name="ce2" office:value-type="float" office:value="128992" calcext:value-type="float">
            <text:p>128992</text:p>
          </table:table-cell>
          <table:table-cell/>
          <table:table-cell table:style-name="ce1" office:value-type="string" calcext:value-type="string">
            <text:p>🖣</text:p>
          </table:table-cell>
          <table:table-cell table:style-name="ce2" office:value-type="float" office:value="128419" calcext:value-type="float">
            <text:p>128419</text:p>
          </table:table-cell>
          <table:table-cell table:number-columns-repeated="28"/>
          <table:table-cell office:value-type="string" calcext:value-type="string">
            <text:p>🡪</text:p>
          </table:table-cell>
          <table:table-cell office:value-type="float" office:value="129130" calcext:value-type="float">
            <text:p>129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😕</text:p>
          </table:table-cell>
          <table:table-cell office:value-type="float" office:value="128533" calcext:value-type="float">
            <text:p>128533</text:p>
          </table:table-cell>
          <table:table-cell/>
          <table:table-cell table:style-name="ce1" office:value-type="string" calcext:value-type="string">
            <text:p>🟡</text:p>
          </table:table-cell>
          <table:table-cell table:style-name="ce2" office:value-type="float" office:value="128993" calcext:value-type="float">
            <text:p>128993</text:p>
          </table:table-cell>
          <table:table-cell/>
          <table:table-cell table:style-name="ce1" office:value-type="string" calcext:value-type="string">
            <text:p>👆</text:p>
          </table:table-cell>
          <table:table-cell table:style-name="ce2" office:value-type="float" office:value="128070" calcext:value-type="float">
            <text:p>128070</text:p>
          </table:table-cell>
          <table:table-cell table:number-columns-repeated="28"/>
          <table:table-cell office:value-type="string" calcext:value-type="string">
            <text:p>🡫</text:p>
          </table:table-cell>
          <table:table-cell office:value-type="float" office:value="129131" calcext:value-type="float">
            <text:p>129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😖</text:p>
          </table:table-cell>
          <table:table-cell office:value-type="float" office:value="128534" calcext:value-type="float">
            <text:p>128534</text:p>
          </table:table-cell>
          <table:table-cell/>
          <table:table-cell table:style-name="ce1" office:value-type="string" calcext:value-type="string">
            <text:p>🟢</text:p>
          </table:table-cell>
          <table:table-cell table:style-name="ce2" office:value-type="float" office:value="128994" calcext:value-type="float">
            <text:p>128994</text:p>
          </table:table-cell>
          <table:table-cell/>
          <table:table-cell table:style-name="ce1" office:value-type="string" calcext:value-type="string">
            <text:p>👇</text:p>
          </table:table-cell>
          <table:table-cell table:style-name="ce2" office:value-type="float" office:value="128071" calcext:value-type="float">
            <text:p>128071</text:p>
          </table:table-cell>
          <table:table-cell table:number-columns-repeated="28"/>
          <table:table-cell office:value-type="string" calcext:value-type="string">
            <text:p>🡬</text:p>
          </table:table-cell>
          <table:table-cell office:value-type="float" office:value="129132" calcext:value-type="float">
            <text:p>129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😗</text:p>
          </table:table-cell>
          <table:table-cell office:value-type="float" office:value="128535" calcext:value-type="float">
            <text:p>128535</text:p>
          </table:table-cell>
          <table:table-cell/>
          <table:table-cell table:style-name="ce1" office:value-type="string" calcext:value-type="string">
            <text:p>🟣</text:p>
          </table:table-cell>
          <table:table-cell table:style-name="ce2" office:value-type="float" office:value="128995" calcext:value-type="float">
            <text:p>128995</text:p>
          </table:table-cell>
          <table:table-cell/>
          <table:table-cell table:style-name="ce1" office:value-type="string" calcext:value-type="string">
            <text:p>👈</text:p>
          </table:table-cell>
          <table:table-cell table:style-name="ce2" office:value-type="float" office:value="128072" calcext:value-type="float">
            <text:p>128072</text:p>
          </table:table-cell>
          <table:table-cell table:number-columns-repeated="28"/>
          <table:table-cell office:value-type="string" calcext:value-type="string">
            <text:p>🡭</text:p>
          </table:table-cell>
          <table:table-cell office:value-type="float" office:value="129133" calcext:value-type="float">
            <text:p>129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😘</text:p>
          </table:table-cell>
          <table:table-cell office:value-type="float" office:value="128536" calcext:value-type="float">
            <text:p>128536</text:p>
          </table:table-cell>
          <table:table-cell/>
          <table:table-cell table:style-name="ce1" office:value-type="string" calcext:value-type="string">
            <text:p>🟤</text:p>
          </table:table-cell>
          <table:table-cell table:style-name="ce2" office:value-type="float" office:value="128996" calcext:value-type="float">
            <text:p>128996</text:p>
          </table:table-cell>
          <table:table-cell/>
          <table:table-cell table:style-name="ce1" office:value-type="string" calcext:value-type="string">
            <text:p>👉</text:p>
          </table:table-cell>
          <table:table-cell table:style-name="ce2" office:value-type="float" office:value="128073" calcext:value-type="float">
            <text:p>128073</text:p>
          </table:table-cell>
          <table:table-cell table:number-columns-repeated="28"/>
          <table:table-cell office:value-type="string" calcext:value-type="string">
            <text:p>🡮</text:p>
          </table:table-cell>
          <table:table-cell office:value-type="float" office:value="129134" calcext:value-type="float">
            <text:p>129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😙</text:p>
          </table:table-cell>
          <table:table-cell office:value-type="float" office:value="128537" calcext:value-type="float">
            <text:p>128537</text:p>
          </table:table-cell>
          <table:table-cell/>
          <table:table-cell table:style-name="ce1" office:value-type="string" calcext:value-type="string">
            <text:p>🟥</text:p>
          </table:table-cell>
          <table:table-cell table:style-name="ce2" office:value-type="float" office:value="128997" calcext:value-type="float">
            <text:p>128997</text:p>
          </table:table-cell>
          <table:table-cell/>
          <table:table-cell table:style-name="ce1" office:value-type="string" calcext:value-type="string">
            <text:p>🖕</text:p>
          </table:table-cell>
          <table:table-cell table:style-name="ce2" office:value-type="float" office:value="128405" calcext:value-type="float">
            <text:p>128405</text:p>
          </table:table-cell>
          <table:table-cell table:number-columns-repeated="28"/>
          <table:table-cell office:value-type="string" calcext:value-type="string">
            <text:p>🡯</text:p>
          </table:table-cell>
          <table:table-cell office:value-type="float" office:value="129135" calcext:value-type="float">
            <text:p>129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😚</text:p>
          </table:table-cell>
          <table:table-cell office:value-type="float" office:value="128538" calcext:value-type="float">
            <text:p>128538</text:p>
          </table:table-cell>
          <table:table-cell/>
          <table:table-cell table:style-name="ce1" office:value-type="string" calcext:value-type="string">
            <text:p>🟦</text:p>
          </table:table-cell>
          <table:table-cell table:style-name="ce2" office:value-type="float" office:value="128998" calcext:value-type="float">
            <text:p>128998</text:p>
          </table:table-cell>
          <table:table-cell table:number-columns-repeated="31"/>
          <table:table-cell office:value-type="string" calcext:value-type="string">
            <text:p>🡰</text:p>
          </table:table-cell>
          <table:table-cell office:value-type="float" office:value="129136" calcext:value-type="float">
            <text:p>129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😛</text:p>
          </table:table-cell>
          <table:table-cell office:value-type="float" office:value="128539" calcext:value-type="float">
            <text:p>128539</text:p>
          </table:table-cell>
          <table:table-cell/>
          <table:table-cell table:style-name="ce1" office:value-type="string" calcext:value-type="string">
            <text:p>🟧</text:p>
          </table:table-cell>
          <table:table-cell table:style-name="ce2" office:value-type="float" office:value="128999" calcext:value-type="float">
            <text:p>128999</text:p>
          </table:table-cell>
          <table:table-cell table:number-columns-repeated="31"/>
          <table:table-cell office:value-type="string" calcext:value-type="string">
            <text:p>🡱</text:p>
          </table:table-cell>
          <table:table-cell office:value-type="float" office:value="129137" calcext:value-type="float">
            <text:p>129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😜</text:p>
          </table:table-cell>
          <table:table-cell office:value-type="float" office:value="128540" calcext:value-type="float">
            <text:p>128540</text:p>
          </table:table-cell>
          <table:table-cell/>
          <table:table-cell table:style-name="ce1" office:value-type="string" calcext:value-type="string">
            <text:p>🟨</text:p>
          </table:table-cell>
          <table:table-cell table:style-name="ce2" office:value-type="float" office:value="129000" calcext:value-type="float">
            <text:p>129000</text:p>
          </table:table-cell>
          <table:table-cell table:number-columns-repeated="31"/>
          <table:table-cell office:value-type="string" calcext:value-type="string">
            <text:p>🡲</text:p>
          </table:table-cell>
          <table:table-cell office:value-type="float" office:value="129138" calcext:value-type="float">
            <text:p>129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😝</text:p>
          </table:table-cell>
          <table:table-cell office:value-type="float" office:value="128541" calcext:value-type="float">
            <text:p>128541</text:p>
          </table:table-cell>
          <table:table-cell/>
          <table:table-cell table:style-name="ce1" office:value-type="string" calcext:value-type="string">
            <text:p>🟩</text:p>
          </table:table-cell>
          <table:table-cell table:style-name="ce2" office:value-type="float" office:value="129001" calcext:value-type="float">
            <text:p>129001</text:p>
          </table:table-cell>
          <table:table-cell table:number-columns-repeated="31"/>
          <table:table-cell office:value-type="string" calcext:value-type="string">
            <text:p>🡳</text:p>
          </table:table-cell>
          <table:table-cell office:value-type="float" office:value="129139" calcext:value-type="float">
            <text:p>129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😞</text:p>
          </table:table-cell>
          <table:table-cell office:value-type="float" office:value="128542" calcext:value-type="float">
            <text:p>128542</text:p>
          </table:table-cell>
          <table:table-cell/>
          <table:table-cell table:style-name="ce1" office:value-type="string" calcext:value-type="string">
            <text:p>🟪</text:p>
          </table:table-cell>
          <table:table-cell table:style-name="ce2" office:value-type="float" office:value="129002" calcext:value-type="float">
            <text:p>129002</text:p>
          </table:table-cell>
          <table:table-cell table:number-columns-repeated="31"/>
          <table:table-cell office:value-type="string" calcext:value-type="string">
            <text:p>🡴</text:p>
          </table:table-cell>
          <table:table-cell office:value-type="float" office:value="129140" calcext:value-type="float">
            <text:p>129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😟</text:p>
          </table:table-cell>
          <table:table-cell office:value-type="float" office:value="128543" calcext:value-type="float">
            <text:p>128543</text:p>
          </table:table-cell>
          <table:table-cell/>
          <table:table-cell table:style-name="ce1" office:value-type="string" calcext:value-type="string">
            <text:p>🟫</text:p>
          </table:table-cell>
          <table:table-cell table:style-name="ce2" office:value-type="float" office:value="129003" calcext:value-type="float">
            <text:p>129003</text:p>
          </table:table-cell>
          <table:table-cell table:number-columns-repeated="31"/>
          <table:table-cell office:value-type="string" calcext:value-type="string">
            <text:p>🡵</text:p>
          </table:table-cell>
          <table:table-cell office:value-type="float" office:value="129141" calcext:value-type="float">
            <text:p>129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😠</text:p>
          </table:table-cell>
          <table:table-cell office:value-type="float" office:value="128544" calcext:value-type="float">
            <text:p>128544</text:p>
          </table:table-cell>
          <table:table-cell table:number-columns-repeated="34"/>
          <table:table-cell office:value-type="string" calcext:value-type="string">
            <text:p>🡶</text:p>
          </table:table-cell>
          <table:table-cell office:value-type="float" office:value="129142" calcext:value-type="float">
            <text:p>129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😡</text:p>
          </table:table-cell>
          <table:table-cell office:value-type="float" office:value="128545" calcext:value-type="float">
            <text:p>128545</text:p>
          </table:table-cell>
          <table:table-cell table:number-columns-repeated="34"/>
          <table:table-cell office:value-type="string" calcext:value-type="string">
            <text:p>🡷</text:p>
          </table:table-cell>
          <table:table-cell office:value-type="float" office:value="129143" calcext:value-type="float">
            <text:p>129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😢</text:p>
          </table:table-cell>
          <table:table-cell office:value-type="float" office:value="128546" calcext:value-type="float">
            <text:p>128546</text:p>
          </table:table-cell>
          <table:table-cell table:number-columns-repeated="34"/>
          <table:table-cell office:value-type="string" calcext:value-type="string">
            <text:p>🡸</text:p>
          </table:table-cell>
          <table:table-cell office:value-type="float" office:value="129144" calcext:value-type="float">
            <text:p>12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😣</text:p>
          </table:table-cell>
          <table:table-cell office:value-type="float" office:value="128547" calcext:value-type="float">
            <text:p>128547</text:p>
          </table:table-cell>
          <table:table-cell table:number-columns-repeated="34"/>
          <table:table-cell office:value-type="string" calcext:value-type="string">
            <text:p>🡹</text:p>
          </table:table-cell>
          <table:table-cell office:value-type="float" office:value="129145" calcext:value-type="float">
            <text:p>129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😤</text:p>
          </table:table-cell>
          <table:table-cell office:value-type="float" office:value="128548" calcext:value-type="float">
            <text:p>128548</text:p>
          </table:table-cell>
          <table:table-cell table:number-columns-repeated="34"/>
          <table:table-cell office:value-type="string" calcext:value-type="string">
            <text:p>🡺</text:p>
          </table:table-cell>
          <table:table-cell office:value-type="float" office:value="129146" calcext:value-type="float">
            <text:p>129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😥</text:p>
          </table:table-cell>
          <table:table-cell office:value-type="float" office:value="128549" calcext:value-type="float">
            <text:p>128549</text:p>
          </table:table-cell>
          <table:table-cell table:number-columns-repeated="34"/>
          <table:table-cell office:value-type="string" calcext:value-type="string">
            <text:p>🡻</text:p>
          </table:table-cell>
          <table:table-cell office:value-type="float" office:value="129147" calcext:value-type="float">
            <text:p>129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😦</text:p>
          </table:table-cell>
          <table:table-cell office:value-type="float" office:value="128550" calcext:value-type="float">
            <text:p>128550</text:p>
          </table:table-cell>
          <table:table-cell table:number-columns-repeated="34"/>
          <table:table-cell office:value-type="string" calcext:value-type="string">
            <text:p>🡼</text:p>
          </table:table-cell>
          <table:table-cell office:value-type="float" office:value="129148" calcext:value-type="float">
            <text:p>129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😧</text:p>
          </table:table-cell>
          <table:table-cell office:value-type="float" office:value="128551" calcext:value-type="float">
            <text:p>128551</text:p>
          </table:table-cell>
          <table:table-cell table:number-columns-repeated="34"/>
          <table:table-cell office:value-type="string" calcext:value-type="string">
            <text:p>🡽</text:p>
          </table:table-cell>
          <table:table-cell office:value-type="float" office:value="129149" calcext:value-type="float">
            <text:p>129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😨</text:p>
          </table:table-cell>
          <table:table-cell office:value-type="float" office:value="128552" calcext:value-type="float">
            <text:p>128552</text:p>
          </table:table-cell>
          <table:table-cell table:number-columns-repeated="34"/>
          <table:table-cell office:value-type="string" calcext:value-type="string">
            <text:p>🡾</text:p>
          </table:table-cell>
          <table:table-cell office:value-type="float" office:value="129150" calcext:value-type="float">
            <text:p>129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😩</text:p>
          </table:table-cell>
          <table:table-cell office:value-type="float" office:value="128553" calcext:value-type="float">
            <text:p>128553</text:p>
          </table:table-cell>
          <table:table-cell table:number-columns-repeated="34"/>
          <table:table-cell office:value-type="string" calcext:value-type="string">
            <text:p>🡿</text:p>
          </table:table-cell>
          <table:table-cell office:value-type="float" office:value="129151" calcext:value-type="float">
            <text:p>129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😪</text:p>
          </table:table-cell>
          <table:table-cell office:value-type="float" office:value="128554" calcext:value-type="float">
            <text:p>128554</text:p>
          </table:table-cell>
          <table:table-cell table:number-columns-repeated="34"/>
          <table:table-cell office:value-type="string" calcext:value-type="string">
            <text:p>🢀</text:p>
          </table:table-cell>
          <table:table-cell office:value-type="float" office:value="129152" calcext:value-type="float">
            <text:p>129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😫</text:p>
          </table:table-cell>
          <table:table-cell office:value-type="float" office:value="128555" calcext:value-type="float">
            <text:p>128555</text:p>
          </table:table-cell>
          <table:table-cell table:number-columns-repeated="34"/>
          <table:table-cell office:value-type="string" calcext:value-type="string">
            <text:p>🢁</text:p>
          </table:table-cell>
          <table:table-cell office:value-type="float" office:value="129153" calcext:value-type="float">
            <text:p>129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😬</text:p>
          </table:table-cell>
          <table:table-cell office:value-type="float" office:value="128556" calcext:value-type="float">
            <text:p>128556</text:p>
          </table:table-cell>
          <table:table-cell table:number-columns-repeated="34"/>
          <table:table-cell office:value-type="string" calcext:value-type="string">
            <text:p>🢂</text:p>
          </table:table-cell>
          <table:table-cell office:value-type="float" office:value="129154" calcext:value-type="float">
            <text:p>129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😭</text:p>
          </table:table-cell>
          <table:table-cell office:value-type="float" office:value="128557" calcext:value-type="float">
            <text:p>128557</text:p>
          </table:table-cell>
          <table:table-cell table:number-columns-repeated="34"/>
          <table:table-cell office:value-type="string" calcext:value-type="string">
            <text:p>🢃</text:p>
          </table:table-cell>
          <table:table-cell office:value-type="float" office:value="129155" calcext:value-type="float">
            <text:p>129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😮</text:p>
          </table:table-cell>
          <table:table-cell office:value-type="float" office:value="128558" calcext:value-type="float">
            <text:p>128558</text:p>
          </table:table-cell>
          <table:table-cell table:number-columns-repeated="34"/>
          <table:table-cell office:value-type="string" calcext:value-type="string">
            <text:p>🢄</text:p>
          </table:table-cell>
          <table:table-cell office:value-type="float" office:value="129156" calcext:value-type="float">
            <text:p>129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😯</text:p>
          </table:table-cell>
          <table:table-cell office:value-type="float" office:value="128559" calcext:value-type="float">
            <text:p>128559</text:p>
          </table:table-cell>
          <table:table-cell table:number-columns-repeated="34"/>
          <table:table-cell office:value-type="string" calcext:value-type="string">
            <text:p>🢅</text:p>
          </table:table-cell>
          <table:table-cell office:value-type="float" office:value="129157" calcext:value-type="float">
            <text:p>129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😰</text:p>
          </table:table-cell>
          <table:table-cell office:value-type="float" office:value="128560" calcext:value-type="float">
            <text:p>128560</text:p>
          </table:table-cell>
          <table:table-cell table:number-columns-repeated="34"/>
          <table:table-cell office:value-type="string" calcext:value-type="string">
            <text:p>🢆</text:p>
          </table:table-cell>
          <table:table-cell office:value-type="float" office:value="129158" calcext:value-type="float">
            <text:p>129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😱</text:p>
          </table:table-cell>
          <table:table-cell office:value-type="float" office:value="128561" calcext:value-type="float">
            <text:p>128561</text:p>
          </table:table-cell>
          <table:table-cell table:number-columns-repeated="34"/>
          <table:table-cell office:value-type="string" calcext:value-type="string">
            <text:p>🢇</text:p>
          </table:table-cell>
          <table:table-cell office:value-type="float" office:value="129159" calcext:value-type="float">
            <text:p>129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😲</text:p>
          </table:table-cell>
          <table:table-cell office:value-type="float" office:value="128562" calcext:value-type="float">
            <text:p>12856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😳</text:p>
          </table:table-cell>
          <table:table-cell office:value-type="float" office:value="128563" calcext:value-type="float">
            <text:p>12856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😴</text:p>
          </table:table-cell>
          <table:table-cell office:value-type="float" office:value="128564" calcext:value-type="float">
            <text:p>12856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😵</text:p>
          </table:table-cell>
          <table:table-cell office:value-type="float" office:value="128565" calcext:value-type="float">
            <text:p>12856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😶</text:p>
          </table:table-cell>
          <table:table-cell office:value-type="float" office:value="128566" calcext:value-type="float">
            <text:p>12856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😷</text:p>
          </table:table-cell>
          <table:table-cell office:value-type="float" office:value="128567" calcext:value-type="float">
            <text:p>12856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🙁</text:p>
          </table:table-cell>
          <table:table-cell office:value-type="float" office:value="128577" calcext:value-type="float">
            <text:p>12857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🙂</text:p>
          </table:table-cell>
          <table:table-cell office:value-type="float" office:value="128578" calcext:value-type="float">
            <text:p>128578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🙃</text:p>
          </table:table-cell>
          <table:table-cell office:value-type="float" office:value="128579" calcext:value-type="float">
            <text:p>12857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🙄</text:p>
          </table:table-cell>
          <table:table-cell office:value-type="float" office:value="128580" calcext:value-type="float">
            <text:p>12858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👿</text:p>
          </table:table-cell>
          <table:table-cell office:value-type="float" office:value="128127" calcext:value-type="float">
            <text:p>12812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💀</text:p>
          </table:table-cell>
          <table:table-cell office:value-type="float" office:value="128128" calcext:value-type="float">
            <text:p>128128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🤐</text:p>
          </table:table-cell>
          <table:table-cell office:value-type="float" office:value="129296" calcext:value-type="float">
            <text:p>12929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🤑</text:p>
          </table:table-cell>
          <table:table-cell office:value-type="float" office:value="129297" calcext:value-type="float">
            <text:p>12929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🤒</text:p>
          </table:table-cell>
          <table:table-cell office:value-type="float" office:value="129298" calcext:value-type="float">
            <text:p>129298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🤓</text:p>
          </table:table-cell>
          <table:table-cell office:value-type="float" office:value="129299" calcext:value-type="float">
            <text:p>12929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🤔</text:p>
          </table:table-cell>
          <table:table-cell office:value-type="float" office:value="129300" calcext:value-type="float">
            <text:p>12930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🤕</text:p>
          </table:table-cell>
          <table:table-cell office:value-type="float" office:value="129301" calcext:value-type="float">
            <text:p>129301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🤗</text:p>
          </table:table-cell>
          <table:table-cell office:value-type="float" office:value="129303" calcext:value-type="float">
            <text:p>12930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🤤</text:p>
          </table:table-cell>
          <table:table-cell office:value-type="float" office:value="129316" calcext:value-type="float">
            <text:p>12931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🤥</text:p>
          </table:table-cell>
          <table:table-cell office:value-type="float" office:value="129317" calcext:value-type="float">
            <text:p>12931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🤧</text:p>
          </table:table-cell>
          <table:table-cell office:value-type="float" office:value="129319" calcext:value-type="float">
            <text:p>12931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🤨</text:p>
          </table:table-cell>
          <table:table-cell office:value-type="float" office:value="129320" calcext:value-type="float">
            <text:p>12932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🤩</text:p>
          </table:table-cell>
          <table:table-cell office:value-type="float" office:value="129321" calcext:value-type="float">
            <text:p>129321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🤪</text:p>
          </table:table-cell>
          <table:table-cell office:value-type="float" office:value="129322" calcext:value-type="float">
            <text:p>12932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🤫</text:p>
          </table:table-cell>
          <table:table-cell office:value-type="float" office:value="129323" calcext:value-type="float">
            <text:p>12932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🤬</text:p>
          </table:table-cell>
          <table:table-cell office:value-type="float" office:value="129324" calcext:value-type="float">
            <text:p>12932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🤭</text:p>
          </table:table-cell>
          <table:table-cell office:value-type="float" office:value="129325" calcext:value-type="float">
            <text:p>12932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🤮</text:p>
          </table:table-cell>
          <table:table-cell office:value-type="float" office:value="129326" calcext:value-type="float">
            <text:p>12932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🥰</text:p>
          </table:table-cell>
          <table:table-cell office:value-type="float" office:value="129392" calcext:value-type="float">
            <text:p>12939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🥱</text:p>
          </table:table-cell>
          <table:table-cell office:value-type="float" office:value="129393" calcext:value-type="float">
            <text:p>129393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🥲</text:p>
          </table:table-cell>
          <table:table-cell office:value-type="float" office:value="129394" calcext:value-type="float">
            <text:p>12939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🥳</text:p>
          </table:table-cell>
          <table:table-cell office:value-type="float" office:value="129395" calcext:value-type="float">
            <text:p>12939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🥴</text:p>
          </table:table-cell>
          <table:table-cell office:value-type="float" office:value="129396" calcext:value-type="float">
            <text:p>12939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🥵</text:p>
          </table:table-cell>
          <table:table-cell office:value-type="float" office:value="129397" calcext:value-type="float">
            <text:p>129397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🥸</text:p>
          </table:table-cell>
          <table:table-cell office:value-type="float" office:value="129400" calcext:value-type="float">
            <text:p>129400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🥺</text:p>
          </table:table-cell>
          <table:table-cell office:value-type="float" office:value="129402" calcext:value-type="float">
            <text:p>129402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🙈</text:p>
          </table:table-cell>
          <table:table-cell office:value-type="float" office:value="128584" calcext:value-type="float">
            <text:p>128584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🙉</text:p>
          </table:table-cell>
          <table:table-cell office:value-type="float" office:value="128585" calcext:value-type="float">
            <text:p>128585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🙊</text:p>
          </table:table-cell>
          <table:table-cell office:value-type="float" office:value="128586" calcext:value-type="float">
            <text:p>128586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💩</text:p>
          </table:table-cell>
          <table:table-cell office:value-type="float" office:value="128169" calcext:value-type="float">
            <text:p>128169</text:p>
          </table:table-cell>
          <table:table-cell table:number-columns-repeated="34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1:37:34.392805331</meta:creation-date>
    <dc:date>2024-04-03T14:18:04.735670749</dc:date>
    <meta:editing-duration>PT20M15S</meta:editing-duration>
    <meta:editing-cycles>5</meta:editing-cycles>
    <meta:generator>LibreOffice/7.3.7.2$Linux_X86_64 LibreOffice_project/30$Build-2</meta:generator>
    <meta:document-statistic meta:table-count="1" meta:cell-count="582" meta:object-count="0"/>
  </office:meta>
</office:document-meta>
</file>